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4.936cm" svg:y="0.6cm">
            <draw:object draw:notify-on-update-of-ranges="Sheet1.B1:Sheet1.K1 Sheet1.A2:Sheet1.A2 Sheet1.B2:Sheet1.K2 Sheet1.A3:Sheet1.A3 Sheet1.B3:Sheet1.K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4.936cm" svg:y="10.985cm">
            <draw:object draw:notify-on-update-of-ranges="Sheet1.B24:Sheet1.K24 Sheet1.A25:Sheet1.A25 Sheet1.B25:Sheet1.K25 Sheet1.A26:Sheet1.A26 Sheet1.B26:Sheet1.K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233" calcext:value-type="float">
            <text:p>5233</text:p>
          </table:table-cell>
          <table:table-cell office:value-type="float" office:value="8812" calcext:value-type="float">
            <text:p>8812</text:p>
          </table:table-cell>
          <table:table-cell office:value-type="float" office:value="3874" calcext:value-type="float">
            <text:p>3874</text:p>
          </table:table-cell>
          <table:table-cell office:value-type="float" office:value="7400" calcext:value-type="float">
            <text:p>7400</text:p>
          </table:table-cell>
          <table:table-cell office:value-type="float" office:value="3531" calcext:value-type="float">
            <text:p>3531</text:p>
          </table:table-cell>
          <table:table-cell office:value-type="float" office:value="8537" calcext:value-type="float">
            <text:p>8537</text:p>
          </table:table-cell>
          <table:table-cell office:value-type="float" office:value="2448" calcext:value-type="float">
            <text:p>2448</text:p>
          </table:table-cell>
          <table:table-cell office:value-type="float" office:value="11697" calcext:value-type="float">
            <text:p>11697</text:p>
          </table:table-cell>
          <table:table-cell office:value-type="float" office:value="9565" calcext:value-type="float">
            <text:p>9565</text:p>
          </table:table-cell>
          <table:table-cell office:value-type="float" office:value="20117" calcext:value-type="float">
            <text:p>201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3" table:number-columns-repeated="1013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ier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958" calcext:value-type="float">
            <text:p>95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206" calcext:value-type="float">
            <text:p>206</text:p>
          </table:table-cell>
          <table:table-cell office:value-type="float" office:value="1214" calcext:value-type="float">
            <text:p>1214</text:p>
          </table:table-cell>
          <table:table-cell office:value-type="float" office:value="562" calcext:value-type="float">
            <text:p>562</text:p>
          </table:table-cell>
          <table:table-cell office:value-type="float" office:value="1337" calcext:value-type="float">
            <text:p>1337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24T15:34:51.391757335</meta:creation-date>
    <dc:date>2020-11-24T17:50:33.987336079</dc:date>
    <meta:editing-duration>PT32S</meta:editing-duration>
    <meta:editing-cycles>1</meta:editing-cycles>
    <meta:document-statistic meta:table-count="1" meta:cell-count="64" meta:object-count="2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Sheet1.A1:Sheet1.K3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9cm" svg:width="12.806cm" svg:height="7.20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1:Sheet1.K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2:Sheet1.K2" chart:label-cell-address="Sheet1.A2:Sheet1.A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Sheet1.B3:Sheet1.K3" chart:label-cell-address="Sheet1.A3:Sheet1.A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Sheet1.B1:Sheet1.K1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Sheet1.A2:Sheet1.A2</svg:desc>
                </draw:g>
              </table:table-cell>
              <table:table-cell office:value-type="float" office:value="5512">
                <text:p>5512</text:p>
                <draw:g>
                  <svg:desc>Sheet1.B2:Sheet1.K2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Green</text:p>
                <draw:g>
                  <svg:desc>Sheet1.A3:Sheet1.A3</svg:desc>
                </draw:g>
              </table:table-cell>
              <table:table-cell office:value-type="float" office:value="5233">
                <text:p>5233</text:p>
                <draw:g>
                  <svg:desc>Sheet1.B3:Sheet1.K3</svg:desc>
                </draw:g>
              </table:table-cell>
              <table:table-cell office:value-type="float" office:value="8812">
                <text:p>8812</text:p>
              </table:table-cell>
              <table:table-cell office:value-type="float" office:value="3874">
                <text:p>3874</text:p>
              </table:table-cell>
              <table:table-cell office:value-type="float" office:value="7400">
                <text:p>7400</text:p>
              </table:table-cell>
              <table:table-cell office:value-type="float" office:value="3531">
                <text:p>3531</text:p>
              </table:table-cell>
              <table:table-cell office:value-type="float" office:value="8537">
                <text:p>8537</text:p>
              </table:table-cell>
              <table:table-cell office:value-type="float" office:value="2448">
                <text:p>2448</text:p>
              </table:table-cell>
              <table:table-cell office:value-type="float" office:value="11697">
                <text:p>11697</text:p>
              </table:table-cell>
              <table:table-cell office:value-type="float" office:value="9565">
                <text:p>9565</text:p>
              </table:table-cell>
              <table:table-cell office:value-type="float" office:value="20117">
                <text:p>20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Sheet1.A24:Sheet1.K26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9cm" svg:width="12.806cm" svg:height="7.20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24:Sheet1.K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Sheet1.B25:Sheet1.K25" chart:label-cell-address="Sheet1.A25:Sheet1.A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series chart:style-name="ch19" chart:values-cell-range-address="Sheet1.B26:Sheet1.K26" chart:label-cell-address="Sheet1.A26:Sheet1.A26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Sheet1.B24:Sheet1.K24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Sheet1.A25:Sheet1.A25</svg:desc>
                </draw:g>
              </table:table-cell>
              <table:table-cell office:value-type="float" office:value="5512">
                <text:p>5512</text:p>
                <draw:g>
                  <svg:desc>Sheet1.B25:Sheet1.K25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Denier</text:p>
                <draw:g>
                  <svg:desc>Sheet1.A26:Sheet1.A26</svg:desc>
                </draw:g>
              </table:table-cell>
              <table:table-cell office:value-type="float" office:value="279">
                <text:p>279</text:p>
                <draw:g>
                  <svg:desc>Sheet1.B26:Sheet1.K26</svg:desc>
                </draw:g>
              </table:table-cell>
              <table:table-cell office:value-type="float" office:value="364">
                <text:p>364</text:p>
              </table:table-cell>
              <table:table-cell office:value-type="float" office:value="234">
                <text:p>234</text:p>
              </table:table-cell>
              <table:table-cell office:value-type="float" office:value="958">
                <text:p>958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206">
                <text:p>206</text:p>
              </table:table-cell>
              <table:table-cell office:value-type="float" office:value="1214">
                <text:p>1214</text:p>
              </table:table-cell>
              <table:table-cell office:value-type="float" office:value="562">
                <text:p>562</text:p>
              </table:table-cell>
              <table:table-cell office:value-type="float" office:value="1337">
                <text:p>1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